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6000000FAB6680F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28pt" officeooo:rsid="0011f2b2" officeooo:paragraph-rsid="000d0aed" style:font-size-asian="28pt" style:font-size-complex="28pt"/>
    </style:style>
    <style:style style:name="P2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style:font-name="Bitstream Vera Sans" fo:font-size="36pt" officeooo:rsid="000bb072" officeooo:paragraph-rsid="000d0aed" style:font-size-asian="31.5pt" style:font-size-complex="36pt"/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" fo:font-size="36pt" style:font-size-asian="31.5pt" style:font-size-complex="36pt"/>
    </style:style>
    <style:style style:name="P4" style:family="paragraph" style:parent-style-name="Table_20_Contents">
      <style:paragraph-properties fo:text-align="center" style:justify-single-word="false"/>
      <style:text-properties style:font-name="Bitstream Vera Sans" fo:font-size="36pt" officeooo:rsid="000bb072" officeooo:paragraph-rsid="000bb072" style:font-size-asian="31.5pt" style:font-size-complex="36pt"/>
    </style:style>
    <style:style style:name="P5" style:family="paragraph" style:parent-style-name="Table_20_Contents">
      <style:paragraph-properties fo:text-align="center" style:justify-single-word="false"/>
      <style:text-properties style:font-name="Bitstream Vera Sans" fo:font-size="54pt" officeooo:rsid="000bb072" officeooo:paragraph-rsid="000bb072" style:font-size-asian="54pt" style:font-size-complex="5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tte imprimante nous a été prêtée par </text:p>
      <text:p text:style-name="P1"/>
      <text:p text:style-name="P2"/>
      <text:p text:style-name="P2"><draw:frame draw:style-name="fr1" draw:name="Image1" text:anchor-type="paragraph" svg:width="19.957cm" svg:height="5.248cm" draw:z-index="0"><draw:image xlink:href="Pictures/10000201000003B6000000FAB6680F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17.6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 Sabogal</meta:initial-creator>
    <meta:creation-date>2016-10-16T12:15:17.092475671</meta:creation-date>
    <dc:date>2016-10-16T12:45:48.871394543</dc:date>
    <dc:creator>Alba Sabogal</dc:creator>
    <meta:editing-duration>PT30M30S</meta:editing-duration>
    <meta:editing-cycles>5</meta:editing-cycles>
    <meta:generator>LibreOffice/4.3.3.2$Linux_X86_64 LibreOffice_project/430m0$Build-2</meta:generator>
    <meta:printed-by>Alba Sabogal</meta:printed-by>
    <meta:print-date>2016-10-16T12:36:45.005164825</meta:print-date>
    <meta:document-statistic meta:table-count="0" meta:image-count="1" meta:object-count="0" meta:page-count="1" meta:paragraph-count="1" meta:word-count="7" meta:character-count="39" meta:non-whitespace-character-count="32"/>
  </office:meta>
</office:document-meta>
</file>